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j Jamsutkar - 80122</text:p>
      <text:p text:style-name="P1"/>
      <text:p text:style-name="P1">Assignment No.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19:48:23.159311603</dc:date>
    <meta:editing-duration>PT12M5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" meta:word-count="6" meta:character-count="36" meta:non-whitespace-character-count="32"/>
  </office:meta>
</office:document-meta>
</file>